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8.098cm" fo:min-width="17.11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6.422cm" fo:min-width="4.92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4.67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64cm" fo:min-width="4.67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4.16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6.447cm" fo:min-width="4.927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782cm" fo:min-width="3.183cm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2.256cm" fo:min-width="3.149cm" fo:padding-top="0.165cm" fo:padding-bottom="0.165cm" fo:padding-left="0.29cm" fo:padding-right="0.29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909cm"/>
    </style:style>
    <style:style style:name="gr13" style:family="graphic" style:parent-style-name="standard">
      <style:graphic-properties draw:stroke="none" svg:stroke-color="#000000" draw:fill="none" draw:fill-color="#ffffff" fo:min-height="0.56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TeX Gyre Bonum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  <style:paragraph-properties fo:text-align="center"/>
      <style:text-properties style:font-name="TeX Gyre Bonum" fo:font-size="14pt" style:font-size-asian="14pt" style:font-size-complex="14pt"/>
    </style:style>
    <style:style style:name="P6" style:family="paragraph">
      <loext:graphic-properties draw:fill-color="#b2b2b2"/>
      <style:paragraph-properties fo:text-align="center"/>
      <style:text-properties style:font-name="TeX Gyre Bonum"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style:font-name="TeX Gyre Bonum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TeX Gyre Bonum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style:font-name="TeX Gyre Bonum" fo:font-size="12pt" style:font-size-asian="12pt" style:font-size-complex="12pt"/>
    </style:style>
    <style:style style:name="T1" style:family="text">
      <style:text-properties style:font-name="TeX Gyre Bonum" fo:font-style="italic" style:font-style-asian="italic" style:font-style-complex="italic"/>
    </style:style>
    <style:style style:name="T2" style:family="text">
      <style:text-properties style:font-name="TeX Gyre Bonum" fo:font-weight="bold" style:font-weight-asian="bold" style:font-weight-complex="bold"/>
    </style:style>
    <style:style style:name="T3" style:family="text">
      <style:text-properties style:font-name="TeX Gyre Bonum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eX Gyre Bonum" fo:font-size="12pt" style:font-size-asian="12pt" style:font-size-complex="12pt"/>
    </style:style>
    <style:style style:name="T5" style:family="text">
      <style:text-properties style:font-name="TeX Gyre Bonum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TeX Gyre Bonum" fo:font-size="12pt" style:text-underline-style="none" style:font-size-asian="12pt" style:font-size-complex="12pt"/>
    </style:style>
    <style:style style:name="T7" style:family="text">
      <style:text-properties style:font-name="TeX Gyre Bonum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653cm" svg:height="8.382cm" svg:x="0.933cm" svg:y="9.83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artition 1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653cm" svg:height="8.382cm" svg:x="0.933cm" svg:y="1.199cm">
          <text:p text:style-name="P1"><text:span text:style-name="T1">Partition 0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6.706cm" svg:x="1.214cm" svg:y="1.986cm">
          <text:p text:style-name="P1"><text:span text:style-name="T2">Table 1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07cm" svg:height="1.27cm" svg:x="1.341cm" svg:y="3.383cm">
          <text:p text:style-name="P1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3.048cm" svg:x="1.341cm" svg:y="5.034cm">
          <text:p text:style-name="P1"><text:span text:style-name="T3">Item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699cm" svg:height="0.762cm" svg:x="1.595cm" svg:y="5.923cm">
          <text:p text:style-name="P1"><text:span text:style-name="T3">item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99cm" svg:height="0.762cm" svg:x="1.595cm" svg:y="6.812cm">
          <text:p text:style-name="P1"><text:span text:style-name="T3">item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61cm" svg:height="6.731cm" svg:x="12.49cm" svg:y="1.961cm">
          <text:p text:style-name="P1"><text:span text:style-name="T2">Table 2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207cm" svg:height="1.27cm" svg:x="12.617cm" svg:y="3.358cm">
          <text:p text:style-name="P1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3.048cm" svg:x="12.617cm" svg:y="5.009cm">
          <text:p text:style-name="P1"><text:span text:style-name="T3">Item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99cm" svg:height="0.762cm" svg:x="12.871cm" svg:y="5.898cm">
          <text:p text:style-name="P1"><text:span text:style-name="T3">item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99cm" svg:height="0.762cm" svg:x="12.871cm" svg:y="6.787cm">
          <text:p text:style-name="P1"><text:span text:style-name="T3">item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3.683cm" svg:height="2.032cm" svg:x="7.791cm" svg:y="2.977cm">
          <text:p text:style-name="P1"><text:span text:style-name="T4">Push </text:span><text:span text:style-name="T5">1</text:span><text:span text:style-name="T4"> to</text:span></text:p>
          <text:p text:style-name="P1"><text:span text:style-name="T5">ItemX</text:span><text:span text:style-name="T6"> in</text:span></text:p>
          <text:p text:style-name="P1"><text:span text:style-name="T5">Table 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294cm" svg:y1="6.304cm" svg:x2="7.791cm" svg:y2="3.993cm" draw:start-shape="id1" draw:start-glue-point="1" draw:end-shape="id2" draw:end-glue-point="3" svg:d="M6294 6304h736v-2311h761" svg:viewBox="0 0 1498 2312">
          <text:p/>
        </draw:connector>
        <draw:connector draw:style-name="gr9" draw:text-style-name="P1" draw:layer="layout" svg:x1="12.617cm" svg:y1="3.993cm" svg:x2="11.474cm" svg:y2="3.993cm" draw:start-shape="id3" draw:start-glue-point="3" draw:end-shape="id2" draw:end-glue-point="1" svg:d="M12617 3993h-1143" svg:viewBox="0 0 1144 1">
          <text:p/>
        </draw:connector>
        <draw:custom-shape draw:style-name="gr10" draw:text-style-name="P7" xml:id="id5" draw:id="id5" draw:layer="layout" svg:width="3.683cm" svg:height="2.54cm" svg:x="7.791cm" svg:y="5.644cm">
          <text:p text:style-name="P1"><text:span text:style-name="T4">Push </text:span><text:span text:style-name="T5">1</text:span><text:span text:style-name="T4"> to</text:span></text:p>
          <text:p text:style-name="P1"><text:span text:style-name="T5">ItemX</text:span><text:span text:style-name="T6"> in</text:span></text:p>
          <text:p text:style-name="P1"><text:span text:style-name="T5">Table 2</text:span><text:span text:style-name="T6"> in</text:span></text:p>
          <text:p text:style-name="P1"><text:span text:style-name="T5">Partition 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824cm" svg:y1="3.993cm" svg:x2="12.304cm" svg:y2="8.928cm" draw:start-shape="id3" draw:start-glue-point="1" draw:end-shape="id4" draw:end-glue-point="3" svg:d="M17824 3993h517v4935h-6037" svg:viewBox="0 0 6038 4936">
          <text:p/>
        </draw:connector>
        <draw:connector draw:style-name="gr9" draw:text-style-name="P1" xml:id="id4" draw:id="id4" draw:layer="layout" svg:x1="11.474cm" svg:y1="6.914cm" svg:x2="12.304cm" svg:y2="8.928cm" draw:start-shape="id5" draw:start-glue-point="1" svg:d="M11474 6914h685v2014h145" svg:viewBox="0 0 831 2015">
          <text:p/>
        </draw:connector>
        <draw:custom-shape draw:style-name="gr6" draw:text-style-name="P3" draw:layer="layout" svg:width="5.461cm" svg:height="6.731cm" svg:x="1.468cm" svg:y="10.343cm">
          <text:p text:style-name="P1"><text:span text:style-name="T2">Table 1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07cm" svg:height="1.27cm" svg:x="1.595cm" svg:y="11.74cm">
          <text:p text:style-name="P1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3.048cm" svg:x="1.595cm" svg:y="13.391cm">
          <text:p text:style-name="P1"><text:span text:style-name="T3">Item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99cm" svg:height="0.762cm" svg:x="1.849cm" svg:y="14.28cm">
          <text:p text:style-name="P1"><text:span text:style-name="T3">item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99cm" svg:height="0.762cm" svg:x="1.849cm" svg:y="15.169cm">
          <text:p text:style-name="P1"><text:span text:style-name="T3">item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61cm" svg:height="6.731cm" svg:x="12.706cm" svg:y="10.343cm">
          <text:p text:style-name="P1"><text:span text:style-name="T2">Table 2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07cm" svg:height="1.27cm" svg:x="12.833cm" svg:y="11.74cm">
          <text:p text:style-name="P1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3.048cm" svg:x="12.833cm" svg:y="13.391cm">
          <text:p text:style-name="P1"><text:span text:style-name="T3">Item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99cm" svg:height="0.762cm" svg:x="13.087cm" svg:y="14.28cm">
          <text:p text:style-name="P1"><text:span text:style-name="T3">item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4.699cm" svg:height="0.762cm" svg:x="13.087cm" svg:y="15.169cm">
          <text:p text:style-name="P1"><text:span text:style-name="T3">itemX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9.632cm" svg:y1="8.184cm" svg:x2="13.087cm" svg:y2="15.55cm" draw:start-shape="id5" draw:start-glue-point="2" draw:end-shape="id6" draw:end-glue-point="3" svg:d="M9632 8184v7366h3455" svg:viewBox="0 0 3456 7367">
          <text:p/>
        </draw:connector>
        <draw:frame draw:style-name="gr12" draw:text-style-name="P8" draw:layer="layout" svg:width="2.54cm" svg:height="2.159cm" svg:x="9.95cm" svg:y="14.661cm">
          <draw:text-box>
            <text:p><text:span text:style-name="T7">Push</text:span></text:p>
          </draw:text-box>
        </draw:frame>
        <draw:frame draw:style-name="gr13" draw:text-style-name="P9" draw:layer="layout" svg:width="5.461cm" svg:height="0.818cm" svg:x="1.187cm" svg:y="8.001cm">
          <draw:text-box>
            <text:p text:style-name="P1"><text:span text:style-name="T4">(Local)</text:span></text:p>
          </draw:text-box>
        </draw:frame>
        <draw:frame draw:style-name="gr13" draw:text-style-name="P9" draw:layer="layout" svg:width="5.461cm" svg:height="0.818cm" svg:x="12.49cm" svg:y="8.001cm">
          <draw:text-box>
            <text:p text:style-name="P1"><text:span text:style-name="T4">(Global)</text:span></text:p>
          </draw:text-box>
        </draw:frame>
        <draw:frame draw:style-name="gr13" draw:text-style-name="P9" draw:layer="layout" svg:width="5.461cm" svg:height="0.818cm" svg:x="1.441cm" svg:y="16.383cm">
          <draw:text-box>
            <text:p text:style-name="P1"><text:span text:style-name="T4">(Local)</text:span></text:p>
          </draw:text-box>
        </draw:frame>
        <draw:frame draw:style-name="gr13" draw:text-style-name="P9" draw:layer="layout" svg:width="5.461cm" svg:height="0.818cm" svg:x="12.744cm" svg:y="16.383cm">
          <draw:text-box>
            <text:p text:style-name="P1"><text:span text:style-name="T4">(Glob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19.5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9:26:35.119012184</meta:creation-date>
    <dc:date>2018-05-30T03:30:46.081095193</dc:date>
    <meta:editing-duration>PT24M5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